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ackground-color="#00ae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15" style:family="table-cell" style:parent-style-name="Default">
      <style:table-cell-properties fo:background-color="#c0c0c0"/>
      <style:text-properties fo:color="#ff0000"/>
    </style:style>
    <style:style style:name="ce16" style:family="table-cell" style:parent-style-name="Default">
      <style:text-properties style:text-line-through-style="soli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number-columns-repeated="4"/>
          <table:table-cell office:value-type="string">
            <text:p>HTML</text:p>
          </table:table-cell>
          <table:table-cell office:value-type="string">
            <text:p>LCH</text:p>
          </table:table-cell>
          <table:table-cell table:style-name="ce9" office:value-type="string">
            <text:p>SCREENSHOT</text:p>
          </table:table-cell>
          <table:table-cell table:style-name="ce9" office:value-type="string">
            <text:p>NUM_SCREENSHOT</text:p>
          </table:table-cell>
          <table:table-cell office:value-type="string">
            <text:p>INSTALLER</text:p>
          </table:table-cell>
          <table:table-cell table:number-columns-repeated="1015"/>
        </table:table-row>
        <table:table-row table:style-name="ro1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Audacity</text:p>
          </table:table-cell>
          <table:table-cell table:style-name="ce4" table:formula="of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0" table:number-columns-repeated="2"/>
          <table:table-cell table:style-name="ce12" table:number-columns-repeated="2"/>
          <table:table-cell table:style-name="ce15" table:number-columns-repeated="249"/>
          <table:table-cell table:number-columns-repeated="767"/>
        </table:table-row>
        <table:table-row table:style-name="ro1">
          <table:table-cell office:value-type="string">
            <text:p>Blender</text:p>
          </table:table-cell>
          <table:table-cell office:value-type="string">
            <text:p>2.4.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Celestia</text:p>
          </table:table-cell>
          <table:table-cell table:style-name="ce4" table:formula="of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Dia</text:p>
          </table:table-cell>
          <table:table-cell office:value-type="string">
            <text:p>0.96.1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Drupal</text:p>
          </table:table-cell>
          <table:table-cell table:style-name="ce6" office:value-type="float" office:value="6.1">
            <text:p>6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Firefox</text:p>
          </table:table-cell>
          <table:table-cell office:value-type="string">
            <text:p>3.0.6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 table:style-name="ce14" table:number-columns-repeated="2"/>
          <table:table-cell table:style-name="ce16" table:number-columns-repeated="249"/>
          <table:table-cell table:number-columns-repeated="767"/>
        </table:table-row>
        <table:table-row table:style-name="ro1">
          <table:table-cell table:style-name="ce2" office:value-type="string">
            <text:p>FreeMind</text:p>
          </table:table-cell>
          <table:table-cell table:style-name="ce6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Gantt Project</text:p>
          </table:table-cell>
          <table:table-cell table:style-name="ce6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0" table:number-columns-repeated="2"/>
          <table:table-cell table:style-name="ce12" table:number-columns-repeated="2"/>
          <table:table-cell table:style-name="ce15" table:number-columns-repeated="249"/>
          <table:table-cell table:number-columns-repeated="767"/>
        </table:table-row>
        <table:table-row table:style-name="ro1">
          <table:table-cell office:value-type="string">
            <text:p>GIMP</text:p>
          </table:table-cell>
          <table:table-cell table:style-name="ce4" table:formula="of:=&quot;2.6.5&quot;" office:value-type="string" office:string-value="2.6.5">
            <text:p>2.6.5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infrarecoreder</text:p>
          </table:table-cell>
          <table:table-cell table:style-name="ce6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Joomla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Kompozer</text:p>
          </table:table-cell>
          <table:table-cell table:style-name="ce6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Lbreakout2</text:p>
          </table:table-cell>
          <table:table-cell table:style-name="ce7" table:formula="of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Moodle</text:p>
          </table:table-cell>
          <table:table-cell table:style-name="ce7" table:formula="of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Notepad2</text:p>
          </table:table-cell>
          <table:table-cell office:value-type="string">
            <text:p>1.1.0.8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Open Clip Art</text:p>
          </table:table-cell>
          <table:table-cell table:style-name="ce6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office:value-type="string">
            <text:p>Pidgin</text:p>
          </table:table-cell>
          <table:table-cell table:style-name="ce4" table:formula="of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 table:style-name="ce14" table:number-columns-repeated="2"/>
          <table:table-cell table:style-name="ce16" table:number-columns-repeated="249"/>
          <table:table-cell table:number-columns-repeated="767"/>
        </table:table-row>
        <table:table-row table:style-name="ro1">
          <table:table-cell table:style-name="ce2" office:value-type="string">
            <text:p>Putty</text:p>
          </table:table-cell>
          <table:table-cell table:style-name="ce6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SMF</text:p>
          </table:table-cell>
          <table:table-cell table:style-name="ce7" table:formula="of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Subversion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SuperTux</text:p>
          </table:table-cell>
          <table:table-cell table:style-name="ce6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uxMath</text:p>
          </table:table-cell>
          <table:table-cell table:style-name="ce6" table:formula="of:=&quot;1.7.0&quot;" office:value-type="string" office:string-value="1.7.0">
            <text:p>1.7.0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ux Typing 2</text:p>
          </table:table-cell>
          <table:table-cell table:style-name="ce7" table:formula="of:=&quot;1.5.3&quot;" office:value-type="string" office:string-value="1.5.3">
            <text:p>1.5.3</text:p>
          </table:table-cell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xampp</text:p>
          </table:table-cell>
          <table:table-cell table:style-name="ce7" table:formula="of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style-name="ce2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8" office:value-type="date" office:date-value="2000-07-01">
            <text:p>01/07/00</text:p>
          </table:table-cell>
          <table:table-cell table:number-columns-repeated="1020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F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3">23/03/2009</text:date>, <text:time>23:3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creator>Anuchit Chalothorn</dc:creator>
    <dc:date>2009-03-23T23:38:24</dc:date>
    <meta:editing-cycles>5</meta:editing-cycles>
    <meta:editing-duration>PT04H19M38S</meta:editing-duration>
    <meta:document-statistic meta:table-count="1" meta:cell-count="241" meta:object-count="0"/>
    <meta:user-defined meta:name="Info 1"/>
    <meta:user-defined meta:name="Info 2"/>
    <meta:user-defined meta:name="Info 3"/>
    <meta:user-defined meta:name="Info 4"/>
  </office:meta>
</office:document-meta>
</file>